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47c9" officeooo:paragraph-rsid="000a47c9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officeooo:rsid="0005d073"/>
    </style:style>
    <style:style style:name="T2" style:family="text">
      <style:text-properties officeooo:rsid="0006e713"/>
    </style:style>
    <style:style style:name="T3" style:family="text">
      <style:text-properties officeooo:rsid="00084e9f"/>
    </style:style>
    <style:style style:name="T4" style:family="text">
      <style:text-properties officeooo:rsid="000a2637"/>
    </style:style>
    <style:style style:name="T5" style:family="text">
      <style:text-properties officeooo:rsid="000ada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Señores</text:p>
      <text:p text:style-name="Standard"/>
      <text:p text:style-name="Standard"/>
      <text:p text:style-name="Standard">Propietarios de establecimientos ganaderos</text:p>
      <text:p text:style-name="Standard">Presente</text:p>
      <text:p text:style-name="Standard"/>
      <text:p text:style-name="Standard"/>
      <text:p text:style-name="P2">Comunicamos por <text:span text:style-name="T3">este medio </text:span>la nueva definición de costos referenciales a ser aplicados</text:p>
      <text:p text:style-name="P2">p<text:span text:style-name="T3">ara </text:span>el uso del Sistema de Certificación <text:span text:style-name="T2">Electrónica </text:span>de Ganado <text:span text:style-name="T4">(COIBFE) </text:span>/ Carne destinada a la exportación <text:span text:style-name="T2">del mercado</text:span> <text:span text:style-name="T5">U.E.(</text:span>Unión Europea<text:span text:style-name="T5">)</text:span>.</text:p>
      <text:p text:style-name="P2"/>
      <text:p text:style-name="P2">No obstante, de acuerdo con la adecuación al mercado vigente nuestra empresa ha decidido</text:p>
      <text:p text:style-name="P2">disminuir el costo de la certificación electrónica COIBFE a ser cobrada a los</text:p>
      <text:p text:style-name="P2">productores/propietarios de establecimientos ganaderos de la siguiente forma:</text:p>
      <text:p text:style-name="P1"/>
      <text:p text:style-name="P2">1) Sistema APP Móvil (CELULARES) Gratuito</text:p>
      <text:p text:style-name="P2">2) Certificación Electrónica COIBFE <text:span text:style-name="T1">250.000</text:span>gs <text:span text:style-name="T5">iva Incluido </text:span>/ <text:span text:style-name="T1">Cargas Certificadas.</text:span></text:p>
      <text:p text:style-name="P2"/>
      <text:p text:style-name="P2"/>
      <text:p text:style-name="P2">At<text:span text:style-name="T3">te.</text:span></text:p>
      <text:p text:style-name="P2"/>
      <text:p text:style-name="P2">Presidencia VTC S.A.</text:p>
      <text:p text:style-name="P2"/>
      <text:p text:style-name="Standard"/>
      <text:p text:style-name="Standard">PD: Los costos del servicio de VTC S.A. es totalmente independiente a los gastos con la ORZARP y de la Asociación de Veterinari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7:43:39.175281547</meta:creation-date>
    <dc:date>2021-03-04T20:50:55.333573974</dc:date>
    <meta:editing-duration>PT1M2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118" meta:character-count="801" meta:non-whitespace-character-count="696"/>
  </office:meta>
</office:document-meta>
</file>